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1BD0000416D9C655F52.svm"/>
  <manifest:file-entry manifest:media-type="" manifest:full-path="Pictures/2000000700004138000041385F5551CA.svm"/>
  <manifest:file-entry manifest:media-type="" manifest:full-path="Pictures/2000000700003D6500003D801BEEDE3A.svm"/>
  <manifest:file-entry manifest:media-type="" manifest:full-path="Pictures/2000000700004188000041030AB9FFFD.svm"/>
  <manifest:file-entry manifest:media-type="" manifest:full-path="Pictures/20000007000041D7000041884E719750.svm"/>
  <manifest:file-entry manifest:media-type="" manifest:full-path="Pictures/20000007000041880000413835FA91C6.svm"/>
  <manifest:file-entry manifest:media-type="" manifest:full-path="Pictures/200000070000411E000041A29BCF07B8.svm"/>
  <manifest:file-entry manifest:media-type="" manifest:full-path="Pictures/2000000700003BD800003BBE74534D31.svm"/>
  <manifest:file-entry manifest:media-type="" manifest:full-path="Pictures/2000000700003FC600003FE030DC9BF5.svm"/>
  <manifest:file-entry manifest:media-type="" manifest:full-path="Pictures/2000000700004153000041BD31185ABD.svm"/>
  <manifest:file-entry manifest:media-type="" manifest:full-path="Pictures/20000007000040E900004138E7B8F1B4.svm"/>
  <manifest:file-entry manifest:media-type="" manifest:full-path="Pictures/20000007000041BD0000416D41C5E7D3.svm"/>
  <manifest:file-entry manifest:media-type="" manifest:full-path="Pictures/2000000700003F9100003FABB3CA59A7.svm"/>
  <manifest:file-entry manifest:media-type="" manifest:full-path="Pictures/20000007000041F1000041A25030B5B1.svm"/>
  <manifest:file-entry manifest:media-type="" manifest:full-path="Pictures/2000000700004138000041A2B4218894.svm"/>
  <manifest:file-entry manifest:media-type="" manifest:full-path="Pictures/2000000700003C4200003A9BEFC3D775.svm"/>
  <manifest:file-entry manifest:media-type="" manifest:full-path="Pictures/2000000700003F9100003F7642D58EA1.svm"/>
  <manifest:file-entry manifest:media-type="" manifest:full-path="Pictures/2000000700003F4200003F91741F2863.svm"/>
  <manifest:file-entry manifest:media-type="" manifest:full-path="Pictures/20000007000041880000418856DDAE9C.svm"/>
  <manifest:file-entry manifest:media-type="" manifest:full-path="Pictures/200000070000217E00000DA6CD726C6B.svm"/>
  <manifest:file-entry manifest:media-type="" manifest:full-path="Pictures/2000000700003DCF00003DB5C4E4084F.svm"/>
  <manifest:file-entry manifest:media-type="" manifest:full-path="Pictures/2000000700004138000041BD934C825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NSimSun" svg:font-family="NSimSun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Segoe UI Historic" svg:font-family="'Segoe UI Historic'" style:font-adornments="Gra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style:text-underline-style="none" fo:font-weight="bold" style:font-weight-asian="bold" style:font-weight-complex="bold"/>
    </style:style>
    <style:style style:name="P4" style:family="paragraph" style:parent-style-name="Heading_20_1">
      <style:paragraph-properties fo:break-before="page"/>
      <style:text-properties style:text-underline-style="non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IMPLEX NODE OUTPUT</text:p>
      <text:p text:style-name="Heading">RAPORT 1</text:p>
      <text:h text:style-name="Heading_20_1" text:outline-level="1">Introduction</text:h>
      <text:p text:style-name="Text_20_body">Les outputs ont été généré avec la seed : 64</text:p>
      <text:h text:style-name="Heading_20_1" text:outline-level="1">Etalon</text:h>
      <text:p text:style-name="Text_20_body"><draw:frame draw:style-name="fr1" draw:name="images2" text:anchor-type="paragraph" svg:x="0.132cm" svg:y="9.984cm" svg:width="16.66cm" svg:height="6.787cm" draw:z-index="1"><draw:image xlink:href="Pictures/200000070000217E00000DA6CD726C6B.svm" xlink:type="simple" xlink:show="embed" xlink:actuate="onLoad"/></draw:frame><draw:frame draw:style-name="fr1" draw:name="images1" text:anchor-type="paragraph" svg:x="3.03cm" svg:y="0.556cm" svg:width="8.719cm" svg:height="8.775cm" draw:z-index="0"><draw:image xlink:href="Pictures/2000000700004138000041A2B4218894.svm" xlink:type="simple" xlink:show="embed" xlink:actuate="onLoad"/></draw:frame></text:p>
      <text:p text:style-name="Text_20_body"/>
      <text:h text:style-name="Heading_20_1" text:outline-level="1"><text:soft-page-break/>Largest Feature</text:h>
      <text:p text:style-name="Text_20_body"><draw:frame draw:style-name="fr1" draw:name="images4" text:anchor-type="paragraph" svg:x="9.513cm" svg:y="0.806cm" svg:width="5.569cm" svg:height="5.542cm" draw:z-index="3"><draw:image xlink:href="Pictures/20000007000041880000413835FA91C6.svm" xlink:type="simple" xlink:show="embed" xlink:actuate="onLoad"/></draw:frame><draw:frame draw:style-name="fr1" draw:name="images3" text:anchor-type="paragraph" svg:x="1.737cm" svg:y="0.796cm" svg:width="5.502cm" svg:height="5.475cm" draw:z-index="2"><draw:image xlink:href="Pictures/20000007000041D7000041884E719750.svm" xlink:type="simple" xlink:show="embed" xlink:actuate="onLoad"/></draw:frame></text:p>
      <text:p text:style-name="Text_20_body"><draw:frame draw:style-name="fr1" draw:name="images5" text:anchor-type="paragraph" svg:x="1.563cm" svg:y="6.768cm" svg:width="5.516cm" svg:height="5.489cm" draw:z-index="4"><draw:image xlink:href="Pictures/20000007000041F1000041A25030B5B1.svm" xlink:type="simple" xlink:show="embed" xlink:actuate="onLoad"/></draw:frame> <text:s text:c="14"/>L = 100 <text:s text:c="24"/>L = 120</text:p>
      <text:p text:style-name="Text_20_body"><draw:frame draw:style-name="fr1" draw:name="images6" text:anchor-type="paragraph" svg:x="9.641cm" svg:y="0.402cm" svg:width="5.599cm" svg:height="5.599cm" draw:z-index="5"><draw:image xlink:href="Pictures/20000007000041880000418856DDAE9C.svm" xlink:type="simple" xlink:show="embed" xlink:actuate="onLoad"/></draw:frame> <text:s text:c="13"/>L = 3 <text:s text:c="26"/>L = 719</text:p>
      <text:p text:style-name="Text_20_body"/>
      <text:p text:style-name="P1">Conclusion :<text:span text:style-name="T1"> TODO </text:span></text:p>
      <text:h text:style-name="P4" text:outline-level="1">Deepest White</text:h>
      <text:p text:style-name="P2"><draw:frame draw:style-name="fr1" draw:name="images8" text:anchor-type="paragraph" svg:x="8.416cm" svg:y="0.787cm" svg:width="5.916cm" svg:height="5.944cm" draw:z-index="7"><draw:image xlink:href="Pictures/2000000700003F4200003F91741F2863.svm" xlink:type="simple" xlink:show="embed" xlink:actuate="onLoad"/></draw:frame><draw:frame draw:style-name="fr1" draw:name="images7" text:anchor-type="paragraph" svg:x="0.824cm" svg:y="0.781cm" svg:width="5.883cm" svg:height="5.891cm" draw:z-index="6"><draw:image xlink:href="Pictures/2000000700003F9100003FABB3CA59A7.svm" xlink:type="simple" xlink:show="embed" xlink:actuate="onLoad"/></draw:frame></text:p>
      <text:p text:style-name="P2"><text:tab/><text:tab/>W = 0,35 <text:tab/><text:tab/><text:tab/><text:tab/><text:tab/>W = 0,65</text:p>
      <text:p text:style-name="P2"/>
      <text:p text:style-name="P2"><draw:frame draw:style-name="fr1" draw:name="images10" text:anchor-type="paragraph" svg:x="8.5cm" svg:y="0.104cm" svg:width="5.646cm" svg:height="5.602cm" draw:z-index="9"><draw:image xlink:href="Pictures/2000000700004188000041030AB9FFFD.svm" xlink:type="simple" xlink:show="embed" xlink:actuate="onLoad"/></draw:frame><draw:frame draw:style-name="fr1" draw:name="images9" text:anchor-type="paragraph" svg:x="0.923cm" svg:y="0.191cm" svg:width="5.498cm" svg:height="5.544cm" draw:z-index="8"><draw:image xlink:href="Pictures/2000000700004138000041BD934C8254.svm" xlink:type="simple" xlink:show="embed" xlink:actuate="onLoad"/></draw:frame><text:tab/><text:tab/>W = 0,1 <text:tab/><text:tab/><text:tab/><text:tab/><text:tab/>W = 1,0</text:p>
      <text:p text:style-name="P2"/>
      <text:p text:style-name="P2">Conclusion : TODO </text:p>
      <text:h text:style-name="P4" text:outline-level="1">Zoom</text:h>
      <text:p text:style-name="P2"><draw:frame draw:style-name="fr1" draw:name="images11" text:anchor-type="paragraph" svg:x="0.923cm" svg:y="0.159cm" svg:width="5.791cm" svg:height="5.8cm" draw:z-index="10"><draw:image xlink:href="Pictures/2000000700003FC600003FE030DC9BF5.svm" xlink:type="simple" xlink:show="embed" xlink:actuate="onLoad"/></draw:frame><draw:frame draw:style-name="fr1" draw:name="images12" text:anchor-type="paragraph" svg:x="9.257cm" svg:y="0.122cm" svg:width="5.824cm" svg:height="5.816cm" draw:z-index="11"><draw:image xlink:href="Pictures/2000000700003F9100003F7642D58EA1.svm" xlink:type="simple" xlink:show="embed" xlink:actuate="onLoad"/></draw:frame><text:tab/><text:tab/>Z = 0,9<text:tab/><text:tab/><text:tab/><text:tab/><text:tab/><text:tab/>Z = 1,1</text:p>
      <text:p text:style-name="P2"><draw:frame draw:style-name="fr1" draw:name="images14" text:anchor-type="paragraph" svg:x="9.35cm" svg:y="0.4cm" svg:width="5.521cm" svg:height="5.532cm" draw:z-index="13"><draw:image xlink:href="Pictures/2000000700003D6500003D801BEEDE3A.svm" xlink:type="simple" xlink:show="embed" xlink:actuate="onLoad"/></draw:frame><draw:frame draw:style-name="fr1" draw:name="images13" text:anchor-type="paragraph" svg:x="1.011cm" svg:y="0.48cm" svg:width="5.53cm" svg:height="5.521cm" draw:z-index="12"><draw:image xlink:href="Pictures/2000000700003DCF00003DB5C4E4084F.svm" xlink:type="simple" xlink:show="embed" xlink:actuate="onLoad"/></draw:frame><text:tab/><text:tab/>Z = 0,1<text:tab/><text:tab/><text:tab/><text:tab/><text:tab/><text:tab/>Z = 2,98</text:p>
      <text:p text:style-name="P2"/>
      <text:p text:style-name="P2">Conclusion : TODO </text:p>
      <text:h text:style-name="P4" text:outline-level="1">Depth</text:h>
      <text:p text:style-name="P2"><draw:frame draw:style-name="fr1" draw:name="images17" text:anchor-type="paragraph" svg:x="1.021cm" svg:y="7.202cm" svg:width="5.452cm" svg:height="5.445cm" draw:z-index="16"><draw:image xlink:href="Pictures/2000000700003BD800003BBE74534D31.svm" xlink:type="simple" xlink:show="embed" xlink:actuate="onLoad"/></draw:frame><draw:frame draw:style-name="fr1" draw:name="images16" text:anchor-type="paragraph" svg:x="8.617cm" svg:y="0.383cm" svg:width="5.477cm" svg:height="5.502cm" draw:z-index="15"><draw:image xlink:href="Pictures/20000007000040E900004138E7B8F1B4.svm" xlink:type="simple" xlink:show="embed" xlink:actuate="onLoad"/></draw:frame><draw:frame draw:style-name="fr1" draw:name="images15" text:anchor-type="paragraph" svg:x="1.002cm" svg:y="0.466cm" svg:width="5.376cm" svg:height="5.376cm" draw:z-index="14"><draw:image xlink:href="Pictures/2000000700004138000041385F5551CA.svm" xlink:type="simple" xlink:show="embed" xlink:actuate="onLoad"/></draw:frame><text:tab/><text:tab/>D = 1,9<text:tab/><text:tab/><text:tab/><text:tab/><text:tab/> D = 2,1</text:p>
      <text:p text:style-name="P2"><draw:frame draw:style-name="fr1" draw:name="images18" text:anchor-type="paragraph" svg:x="8.677cm" svg:y="0.554cm" svg:width="5.526cm" svg:height="5.376cm" draw:z-index="17"><draw:image xlink:href="Pictures/2000000700003C4200003A9BEFC3D775.svm" xlink:type="simple" xlink:show="embed" xlink:actuate="onLoad"/></draw:frame><text:tab/><text:tab/>D = 0,41<text:tab/><text:tab/><text:tab/><text:tab/><text:tab/> <text:s/>D = 3</text:p>
      <text:p text:style-name="P2"/>
      <text:p text:style-name="P2">Conclusion : TODO </text:p>
      <text:h text:style-name="P4" text:outline-level="1">Contrast</text:h>
      <text:p text:style-name="P2"><draw:frame draw:style-name="fr1" draw:name="images20" text:anchor-type="paragraph" svg:x="9.483cm" svg:y="0.224cm" svg:width="5.704cm" svg:height="5.741cm" draw:z-index="19"><draw:image xlink:href="Pictures/2000000700004153000041BD31185ABD.svm" xlink:type="simple" xlink:show="embed" xlink:actuate="onLoad"/></draw:frame><draw:frame draw:style-name="fr1" draw:name="images19" text:anchor-type="paragraph" svg:x="1cm" svg:y="0.333cm" svg:width="5.588cm" svg:height="5.562cm" draw:z-index="18"><draw:image xlink:href="Pictures/20000007000041BD0000416D9C655F52.svm" xlink:type="simple" xlink:show="embed" xlink:actuate="onLoad"/></draw:frame><text:tab/><text:tab/>C = 0,8<text:tab/><text:tab/><text:tab/><text:tab/><text:tab/><text:tab/>C = 1,2</text:p>
      <text:p text:style-name="P2"><draw:frame draw:style-name="fr1" draw:name="images22" text:anchor-type="paragraph" svg:x="9.566cm" svg:y="0.422cm" svg:width="5.516cm" svg:height="5.558cm" draw:z-index="21"><draw:image xlink:href="Pictures/200000070000411E000041A29BCF07B8.svm" xlink:type="simple" xlink:show="embed" xlink:actuate="onLoad"/></draw:frame><draw:frame draw:style-name="fr1" draw:name="images21" text:anchor-type="paragraph" svg:x="0.956cm" svg:y="0.208cm" svg:width="5.593cm" svg:height="5.567cm" draw:z-index="20"><draw:image xlink:href="Pictures/20000007000041BD0000416D41C5E7D3.svm" xlink:type="simple" xlink:show="embed" xlink:actuate="onLoad"/></draw:frame><text:tab/><text:tab/>C = 0,1<text:tab/><text:tab/><text:tab/><text:tab/><text:tab/><text:tab/>C = 2</text:p>
      <text:p text:style-name="P2"/>
      <text:p text:style-name="P2">Conclusion :</text:p>
      <text:p text:style-name="P2">Cette variable influe sur la force du blanc. Plus on augmente la valeur, plus la valeur « blanc » sera élevée. C'est pour cela qu'au maximum, il n'y a plus de nuance de gris, tous ce qui est &gt; 0 (donc plus noir) est == 1 (totalement blanc).</text:p>
      <text:p text:style-name="P3">C'est donc le la force du blanc que l'on influe avec cette vari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NSimSun" svg:font-family="NSimSun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Segoe UI Historic" svg:font-family="'Segoe UI Historic'" style:font-adornments="Gra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ambria" fo:font-size="36pt" fo:font-weight="bold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orphans="2" fo:widows="2" style:page-number="auto" fo:background-color="transparent" style:shadow="none">
        <style:tab-stops/>
        <style:background-image/>
      </style:paragraph-properties>
      <style:text-properties style:font-name="NSimSun" fo:font-size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fo:text-transform="capitalize" style:font-name="Segoe UI Historic" fo:font-size="20pt" fo:font-style="normal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8T19:15:17.82</meta:creation-date>
    <meta:editing-duration>PT1H36M41S</meta:editing-duration>
    <meta:editing-cycles>15</meta:editing-cycles>
    <meta:generator>OpenOffice/4.1.2$Win32 OpenOffice.org_project/412m3$Build-9782</meta:generator>
    <dc:title>rp_type_modele</dc:title>
    <dc:date>2016-12-18T20:52:28.98</dc:date>
    <meta:document-statistic meta:table-count="0" meta:image-count="22" meta:object-count="0" meta:page-count="6" meta:paragraph-count="27" meta:word-count="166" meta:character-count="817"/>
    <meta:template xlink:type="simple" xlink:actuate="onRequest" xlink:title="rp_type_modele" xlink:href="file:///C:/Users/Jipay/AppData/Roaming/OpenOffice/4/user/template/rp_type_modele.ott" meta:date="2016-12-18T19:15:17.58"/>
  </office:meta>
</office:document-meta>
</file>